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ole-draw-aspect="1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style:text-properties fo:language="pt" fo:country="BR"/>
    </style:style>
    <style:style style:name="P2" style:family="paragraph">
      <style:text-properties style:font-name="Nimbus Sans L"/>
    </style:style>
    <style:style style:name="P3" style:family="paragraph">
      <style:paragraph-properties fo:text-align="center"/>
    </style:style>
    <style:style style:name="T1" style:family="text">
      <style:text-properties fo:language="pt" fo:country="BR"/>
    </style:style>
    <style:style style:name="T2" style:family="text">
      <style:text-properties style:font-name="Nimbus Sans 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eoestatística de Multiponto</text:span><text:span text:style-name="T1"><text:tab/>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Jef Ca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étodos geoestatísticos baseados em variograma são limitados</text:span></text:p>
                <text:list>
                  <text:list-item>
                    <text:p><text:span text:style-name="T2">Limitação na captura da heterogeneidade dos outcrops</text:span></text:p>
                  </text:list-item>
                  <text:list-item>
                    <text:p><text:span text:style-name="T2">Requer uma forte presunção sobre estacionalida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Geoestatístic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jetivos</text:p>
                <text:list>
                  <text:list-item>
                    <text:p>Prover modelos de reservatório que descreva uma certa heterogeneidade geológica acreditada ou interpretada</text:p>
                    <text:p/>
                  </text:list-item>
                  <text:list-item>
                    <text:p>Prover a quantificação da incerteza através de múltiplos modelos de reservatório, todos honrando a mesma heterogeneidade geológica</text:p>
                    <text:p/>
                  </text:list-item>
                  <text:list-item>
                    <text:p>Integrar vários tipos de dados, cada tipo trazendo informação em possíveis escalas diferentes com precisão dife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quantificação geoestatística e formalização de conceitos físicos é guiado por equações e regras matemáticas estritas, o que leva a várias simplificações</text:p>
              </text:list-item>
              <text:list-item>
                <text:p>O variograma é o campeão desta simplificação quando se trata de geoestatíst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Variogra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dida da heterogeneidade geológica (continuidade)</text:p>
              </text:list-item>
              <text:list-item>
                <text:p>Ferramenta estatística (não geológica) que descreve a dissimilaridade de uma variável observada em quaisquer dois pontos no espaço</text:p>
              </text:list-item>
              <text:list-item>
                <text:p>Pouca conexão com a realidade</text:p>
              </text:list-item>
              <text:list-item>
                <text:p>Sua popularidade recai sobre a sua simplicidade, não sobre sua capacidade de gerar diferentes tipos de modelos geológic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Variogram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conceito do variograma é pouco motivada pelas considerações geológicas </text:p>
              </text:list-item>
              <text:list-item>
                <text:p>Conexão limitada com o fenômeno geológico real.</text:p>
              </text:list-item>
              <text:list-item>
                <text:p>Limitação na captura de informações como:</text:p>
                <text:list>
                  <text:list-item>
                    <text:p>Falhas</text:p>
                  </text:list-item>
                  <text:list-item>
                    <text:p>Fraturas</text:p>
                  </text:list-item>
                  <text:list-item>
                    <text:p>Distribuição de fácies</text:p>
                  </text:list-item>
                  <text:list-item>
                    <text:p>Configuração estratigráfica (bedd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tacionaridade (similaridade e repetitividade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da variável de interesse em todo bloco da grid é considerada como uma variável aleatória, cuja variabilidade é descrita em termos de uma função de distribuição de probabilidade</text:p>
                <text:p/>
              </text:list-item>
              <text:list-item>
                <text:p>Qualquer tipo de estimação ou simulação geoestatística requer decisão ou suposição de estacionaridade (caso contrário, estimação de incerteza/variável aleatória, não seria possível)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tacionaridade (Exemplo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ar o histograma da porosidade de vários poços.</text:p>
                <text:list>
                  <text:list-item>
                    <text:p>Para colocar os dados de todos os poços num único histograma, é necessário considerar que todo o conjunto de dados se originou de uma única população. Esta população é sempre referida como zona de estacionaridade</text:p>
                    <text:p/>
                  </text:list-item>
                </text:list>
              </text:list-item>
              <text:list-item>
                <text:p>O cálculo do variograma entre duas propriedades é de ordem dois, ou seja, descreve <text:s/>a dissimilaridade entre as propriedades em dois pontos diferentes no espaço.</text:p>
                <text:list>
                  <text:list-item>
                    <text:p>Variogramas são calculados juntando informação em distâncias similares, em um único scatter plot, de onde o valor do variograma é calculado. Assim, o calculo de variogramas recai sobre suposição de estacionaridade.</text:p>
                    <text:p/>
                  </text:list-item>
                </text:list>
              </text:list-item>
              <text:list-item>
                <text:p>A mesma suposição é feita quando se deseja exporta o variograma calculado a partir de um outcrop, para um outro reservatóri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stacionaridade (exemplo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eterminar o histograma da porosidade com informações de vários poços: todos os valores de porosidade são originados de uma população única (escolha subjetiva). A população é então chamada de zona de estacionaridade, onde as informações são agregadas.</text:span></text:p>
                <text:p><text:span text:style-name="T2"/></text:p>
              </text:list-item>
              <text:list-item>
                <text:p><text:span text:style-name="T2">Obs- qualquer estimação de estatística depende de uma suposição de estacionaridade.</text:span></text:p>
                <text:p><text:span text:style-name="T2"/></text:p>
              </text:list-item>
              <text:list-item>
                <text:p><text:span text:style-name="T2">Obs- é importante tornar explícita a suposição de estacionaridade</text:span></text:p>
                <text:p><text:span text:style-name="T2"/></text:p>
              </text:list-item>
              <text:list-item>
                <text:p><text:span text:style-name="T2">Obs- O variograma é uma estatística de ordem 2, pois está relacionado à dissimilaridade entre variáveis em dois pontos no espaço, estatísticas de mais mais baixa ordem são média e desvio padrão. Há as estatísticas de mais alta ordem, ou multi-pontos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stacionaridade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GS: acredita-se que apenas os modelos de histograma e variograma são suficientes para o algoritmo funcionar. Entretanto, por trás, há uma forte suposição de que em todo lugar no reservatório as estatísticas muti-pontos/ de mais alta ordem multi-variada-gaussiana.</text:p>
                <text:list>
                  <text:list-item>
                    <text:p>Decisão de estacionaridade de gaussianidade multi-variada gera, por definição, modelos de reservatório homogeneamente heterogênicos. Ou seja, entre todos os modelos de reservatório possíveis que reproduzem um dado variograma, o sgs gera modelos que são maximamente desconectados nos valores altos e baixos (propriedade da máxima entropia).</text:p>
                  </text:list-item>
                  <text:list-item>
                    <text:p>É problemático observar que a larga maioria dos modelos de reservatório carregam pouca relevância geológ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stacionaridade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oestatísticas são dirigidas e limitadas por uma por uma decisão de estacionaridade. Os parâmetros essenciais do modelo são estimados baseados em uma presunção de estacionaridade</text:p>
              </text:list-item>
              <text:list-item>
                <text:p>O modelo de múltiplos pontos é um framework onde a forte presunção de estacionaridade pode ser de algum modo relaxad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Ergodicida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ulação geoestatística reproduz estatísticas de entrada tais como variograma e histograma sob uma certa flutuação ergódica.</text:p>
              </text:list-item>
              <text:list-item>
                <text:p>Estas flutuações são devido a limitada, finita extensão do domínio espacial sendo simulado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Geoestatística Multipo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as com o variograma</text:p>
                <text:list>
                  <text:list-item>
                    <text:p>Não é capaz de capturar matematicamente a complexidade de características curvilíneas.</text:p>
                  </text:list-item>
                  <text:list-item>
                    <text:p>Não é capaz de descrever fortes conectividades dentro de um reservatório</text:p>
                  </text:list-item>
                  <text:list-item>
                    <text:p>É sempre difícil determinar o componente lateral quando poucos poços estão disponíveis</text:p>
                  </text:list-item>
                  <text:list-item>
                    <text:p>Possibilita uma descrição adequada da heterogeneidade geológica dentro de uma única unidade estratigráfica ou facie (mas não em três dimensõe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Geoestatística Multipo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oestatística livre de variograma</text:p>
                <text:list>
                  <text:list-item>
                    <text:p>Refere-se sempre a conjuntos de dados exaustivos, como afloramentos análogos (outcrop) , para extrair os parâmetros como os requeridos pelo variograma; range, nugget e direção da anisotropia.</text:p>
                    <text:p>Questão: se tal abundância de informação estiver disponível a partir dos afloramentos, por que restringi-los a meras correlações de dois pontos?</text:p>
                  </text:list-item>
                  <text:list-item>
                    <text:p>A reprodução de características curvilíneas dos afloramentos <text:s/>requereriam, pelo menos, correlações entre três localizações espaciais (o qual tem impacto no escoamento de fluido em um reservató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Geoestatística Multipo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ns de Treinamento</text:p>
                <text:list>
                  <text:list-item>
                    <text:p>São, essencialmente, um banco de dados de padrões geológicos, a partir do qual estatísticas de multiponto, incluindo o variograma, podem ser tomados de empréstimo.</text:p>
                  </text:list-item>
                  <text:list-item>
                    <text:p>Uma vez que os padrões requeridos são extraídos de imagens de treinamento , eles precisam ser ancorados aos dados de subsuperfície</text:p>
                  </text:list-item>
                  <text:list-item>
                    <text:p>Substitui o variograma em geoestatísticas multiponto como uma medida para a heterogeneidade geológ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Geoestatística Multipo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ens de Treinamento</text:p>
                <text:list>
                  <text:list-item>
                    <text:p>Sempre consideradas difíceis de lidar</text:p>
                  </text:list-item>
                  <text:list-item>
                    <text:p>Permite uma quantificação explícita da heterogeneidade geológica, antes de usar qualquer método geoestatístico.</text:p>
                  </text:list-item>
                  <text:list-item>
                    <text:p><text:span text:style-name="T3">Fácil de rejeitar uma imagem de treinamento baseada na interpretação/inspeção visual (mais fácil que rejeitar um modelo de variograma ou suposições de multi-gaussianidad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uso e construção de imagens de treinamento são restringidas <text:s/>pelos mesmos princípios de estacionaridade e ergodicidade.</text:p>
              </text:list-item>
              <text:list-item>
                <text:p>O tamanho da imagem de treinamento é um fator importante. O tamanho relativo em relação ao maior padrão/característica a ser reproduzida no reservatório real precisa ser cuidadosamente considerado antes de qualquer simulação ser realizada.</text:p>
                <text:list>
                  <text:list-item>
                    <text:p>Esta consideração de tamanho é requerida sob o princípio da ergodicidade.</text:p>
                  </text:list-item>
                  <text:list-item>
                    <text:p>Quando se estima parametros de um domínio finito ou quando se simula modelos de reservatório em uma região finita, quaisquer estatísticas, tendem a flutuar e esta flutuação se torna maior à medida que as distâncias calculadas sobe estas estatísticas se tornam mai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lgoritmo Núcleo de Geoestatística Multipo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NESIM (Single Normal Equation Simulation)</text:p>
                <text:list>
                  <text:list-item>
                    <text:p>Algoritmo de simulação sequencial</text:p>
                  </text:list-item>
                  <text:list-item>
                    <text:p>Simulação de Indicador Sequencial</text:p>
                  </text:list-item>
                  <text:list-item>
                    <text:p>Simular cada célula do grid de facies ou propriedade petrofísica sequencialmente ao longo de um caminho aleatório</text:p>
                  </text:list-item>
                  <text:list-item>
                    <text:p>A simulação das células seguintes no processo é restringida pelas células anteriormente simul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lgoritmo Núcleo de Geoestatística Multipo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uct a fine 3D grid with well-data assigned to closest grid cells</text:p>
              </text:list-item>
              <text:list-item>
                <text:p>Define a random path</text:p>
              </text:list-item>
              <text:list-item>
                <text:p>Until each non-datum cell on the random path is visited</text:p>
                <text:list>
                  <text:list-item>
                    <text:p>step 1.</text:p>
                  </text:list-item>
                  <text:list-item>
                    <text:p>Search for closest nearby well data and previously simulated cellsstep 2.</text:p>
                  </text:list-item>
                  <text:list-item>
                    <text:p>Construct a probability model for the property to be simulated based on the data found in step 1. and possibly any seismic data step 3.</text:p>
                  </text:list-item>
                </text:list>
              </text:list-item>
              <text:list-item>
                <text:p>Draw an outcome from the probability model in step 2 and assign that value to the current grid cell</text:p>
              </text:list-item>
              <text:list-item>
                <text:p>End sim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layer="layout" svg:width="25.199cm" svg:height="3.506cm" svg:x="1.4cm" svg:y="0.836cm" presentation:class="title" presentation:user-transformed="true">
          <draw:text-box>
            <text:p>Algoritmo Núcleo de Geoestatística Multipo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 comum usar krigagem no passo 2 para determinar parâmetros do modelo de probabilidade</text:p>
              </text:list-item>
              <text:list-item>
                <text:p>O tipo de krigaefm determina o tipo da simulação sequencial (gaussiana, indicador, etc)</text:p>
              </text:list-item>
              <text:list-item>
                <text:p>A krigagem depende de um modelo de variograma inferido dos dados.</text:p>
              </text:list-item>
              <text:list-item>
                <text:p>No SNESIM, um modelo de probabilidade é determinado no passo 2, diretamente das imagens <text:s/>de treina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ritmo de Geoestatística Multipont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ruindo modelos não-estacionários: afinidade e rotação invariante</text:p>
                <text:list>
                  <text:list-item>
                    <text:p>Geoestatística multiponto depende do mesmo princípio de estacionaridade.</text:p>
                  </text:list-item>
                  <text:list-item>
                    <text:p>Reservatórios podem conter muitos elementos não-estacionários, como variações verticais e proporções de área, ou mudanças na forma de corpos de fluxo.</text:p>
                  </text:list-item>
                  <text:list-item>
                    <text:p>Como tomar emprestado uma imagem de treinamento estacionária, e construir um modelo de reservatório não-estacionário a partir de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layer="layout" svg:width="25.199cm" svg:height="5.221cm" svg:x="1.4cm" svg:y="-0.02cm" presentation:class="title" presentation:user-transformed="true">
          <draw:text-box>
            <text:p>Construindo modelos não-estacionários: Afinidade e rotação invariânc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ruindo modelos não-estacionários: afinidade e rotação invariante</text:p>
                <text:list>
                  <text:list-item>
                    <text:p>Usando rotação e transformações afins, é possível iniciar com uma simples imagem de treinamento de canais retilíneos, e gerar ampla variedade de reservatórios de tipo de can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icação no snesim</text:p>
                <text:list>
                  <text:list-item>
                    <text:p>Construct a fine 3D grid of well-data to closest grid cells</text:p>
                  </text:list-item>
                  <text:list-item>
                    <text:p>Define a random path</text:p>
                  </text:list-item>
                  <text:list-item>
                    <text:p>Until each non-datum cell u <text:s/>on the random path is visited</text:p>
                    <text:list>
                      <text:list-item>
                        <text:p>step 1a. Search for closest nearby well data and previously simulated cells. Call this set a ”data event”.</text:p>
                      </text:list-item>
                      <text:list-item>
                        <text:p>step 1b. Rotate <text:s/>and <text:s/>affinely <text:s/>transform <text:s/>the <text:s/>data <text:s/>event accordingly. <text:s text:c="2"/>The <text:s/>center <text:s/>of <text:s/>such transformation is the visited cell location u to be simulated.</text:p>
                      </text:list-item>
                      <text:list-item>
                        <text:p>Step 2. From the training image, read a probability for the property to be simulated based on the rotated data from step 1b. and possibly any seismic data</text:p>
                      </text:list-item>
                      <text:list-item>
                        <text:p>Step 3. Draw an outcome from the probability model in step 2 and assign that value to the current grid cell</text:p>
                      </text:list-item>
                    </text:list>
                  </text:list-item>
                  <text:list-item>
                    <text:p>End simul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evento do dado local é rotacionado em direção oposta à continuidade desejada.</text:p>
                <text:list>
                  <text:list-item>
                    <text:p>O procedimento não rotaciona a imagem de treinamento em si.</text:p>
                  </text:list-item>
                </text:list>
              </text:list-item>
              <text:list-item>
                <text:p>Um evento de dado consiste de um centro U mais um conjunto de dados de poço vizinho e nós previamente simulados localizados na coordenada U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Algoritmo</text:p>
          </draw:text-box>
        </draw:frame>
        <draw:frame presentation:style-name="pr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Rotação Local e Variações Afins</text:p>
                <text:list>
                  <text:list-item>
                    <text:p>Um conjunto de modelos de reservatórios ainda mais rico pode ser gerado de uma única imagem de treinamento, permitindo o ângulo de rotação e o fator de correção afim variar localmente.</text:p>
                    <text:p/>
                  </text:list-item>
                  <text:list-item>
                    <text:p>Onde u são as coordenadas do centro da célula e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3.637cm" svg:height="0.618cm" svg:x="12.6cm" svg:y="11.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4.034cm" svg:height="1.283cm" svg:x="5.6cm" svg:y="15.98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5.983cm" svg:height="1.203cm" svg:x="14.366cm" svg:y="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Rotação Local e Variações Afi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procedimento citado requer o ângulo local e os fatores de afinidade conhecidos em cada célula.</text:p>
              </text:list-item>
              <text:list-item>
                <text:p>Todos os parâmetros podem ser facilmente determinados ou interpretados da sísmica, dado de poço, ou informação geológica, ou pode ser estocástico (desconhecido) por ele mesmo.</text:p>
              </text:list-item>
              <text:list-item>
                <text:p>É um erro usar uma imagem de um sistema distribuído como imagem de treinamento para o snesim.</text:p>
              </text:list-item>
              <text:list-item>
                <text:p>O uso de uma imagem de treinamento “não-estacionária” leva <text:s/>modelos de reservatório que não capturam a estrutura da imagem de treinamen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Net-To-Gross Ratio Vari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snesim não requer que a imagem de treinamento tenha as mesmas proporções de facies do reservatório real</text:p>
              </text:list-item>
              <text:list-item>
                <text:p>A relação da imagem de treinamento net-to-gross e do reservatório não deve ser grande (30% versus 75%)</text:p>
              </text:list-item>
              <text:list-item>
                <text:p>O também chamado servo-system é capaz de corrigir progressivamente qualquer diferença nas proporções das facies entre as proporções alvo e as proporções das facies da imagem de treinamento.</text:p>
              </text:list-item>
              <text:list-item>
                <text:p>A técnica permite restringir facilmente os modelos de reservatório para as curvas da proporção vertical alvo,ou mapas de proporção de área, obtidos da sísmica e dados de produç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2T12:45:31.609472000</meta:creation-date>
    <dc:date>2016-04-05T12:37:25.402490030</dc:date>
    <meta:editing-duration>PT11H36M19S</meta:editing-duration>
    <meta:editing-cycles>41</meta:editing-cycles>
    <meta:generator>LibreOffice/4.2.8.2$Linux_X86_64 LibreOffice_project/420m0$Build-2</meta:generator>
    <meta:document-statistic meta:object-count="132"/>
  </office:meta>
</office:document-meta>
</file>

<file path=Object 1/content.xml><?xml version="1.0" encoding="utf-8"?>
<math xmlns="http://www.w3.org/1998/Math/MathML" display="block">
  <semantics>
    <mrow>
      <mrow>
        <msup>
          <mi>u</mi>
          <mi mathvariant="italic">new</mi>
        </msup>
        <mo stretchy="false">=</mo>
        <mi>A</mi>
      </mrow>
      <mrow>
        <mo fence="true" stretchy="false">(</mo>
        <mrow>
          <mi>u</mi>
        </mrow>
        <mo fence="true" stretchy="false">)</mo>
      </mrow>
      <msub>
        <mi>R</mi>
        <mrow>
          <mi mathvariant="normal">θ</mi>
          <mrow>
            <mo fence="true" stretchy="false">(</mo>
            <mrow>
              <mi>u</mi>
            </mrow>
            <mo fence="true" stretchy="false">)</mo>
          </mrow>
        </mrow>
      </msub>
      <msup>
        <mi>u</mi>
        <mi mathvariant="italic">orig</mi>
      </msup>
    </mrow>
    <annotation encoding="StarMath 5.0">u^new = A( u )R_{ %theta (u)}u^orig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a</mi>
                      <mi>x</mi>
                    </msub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sub>
                      <mi>a</mi>
                      <mi>y</mi>
                    </msub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A( u ) = left[matrix{a_x(u)#0##0#a_y(u)}right]</annotation>
  </semantics>
</math>
</file>

<file path=Object 3/content.xml><?xml version="1.0" encoding="utf-8"?>
<math xmlns="http://www.w3.org/1998/Math/MathML" display="block">
  <semantics>
    <mrow>
      <msub>
        <mi>R</mi>
        <mi mathvariant="normal">θ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row>
                          <mi mathvariant="normal">θ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row>
                          <mi mathvariant="normal">θ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 mathvariant="italic">sen</mi>
                    <mrow>
                      <mo fence="true" stretchy="false">(</mo>
                      <mrow>
                        <mrow>
                          <mi mathvariant="normal">θ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row>
                          <mi mathvariant="normal">θ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R_{%theta}( u ) = left[matrix{cos(%theta(u))#-sen(%theta(u))##sen(%theta(u))#cos(%theta(u))}right]</annotation>
  </semantics>
</math>
</file>